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4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5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Contents_20_Heading">
      <style:paragraph-properties fo:text-align="center" style:justify-single-word="false"/>
      <style:text-properties style:font-name="Arial" fo:font-size="12pt" fo:language="pt" fo:country="BR" fo:font-weight="normal" officeooo:rsid="001d0934" officeooo:paragraph-rsid="001d0934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Arial2" fo:font-size="12pt" fo:font-weight="bold" officeooo:rsid="001d0934" officeooo:paragraph-rsid="001d0934" style:font-name-asian="Microsoft YaHei" style:font-size-asian="28pt" style:font-weight-asian="bold" style:font-name-complex="Arial5" style:font-size-complex="28pt" style:font-weight-complex="bold"/>
    </style:style>
    <style:style style:name="P6" style:family="paragraph" style:parent-style-name="Text_20_body">
      <style:text-properties style:font-name="Arial2" fo:font-size="12pt" fo:font-weight="normal" officeooo:rsid="001d0934" officeooo:paragraph-rsid="001d0934" style:font-name-asian="Microsoft YaHei" style:font-size-asian="28pt" style:font-weight-asian="normal" style:font-name-complex="Arial5" style:font-size-complex="28pt" style:font-weight-complex="normal"/>
    </style:style>
    <style:style style:name="P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 style:list-style-name="">
      <style:text-properties style:font-name="Arial" fo:font-size="12pt" fo:language="pt" fo:country="BR" fo:font-style="normal" fo:font-weight="bold" officeooo:rsid="00053733" officeooo:paragraph-rsid="001deff8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Heading_20_1">
      <style:paragraph-properties fo:break-before="page"/>
      <style:text-properties officeooo:rsid="003ed422" officeooo:paragraph-rsid="003ed422"/>
    </style:style>
    <style:style style:name="P11" style:family="paragraph" style:parent-style-name="Heading_20_2">
      <style:text-properties officeooo:rsid="004332c6" officeooo:paragraph-rsid="004332c6"/>
    </style:style>
    <style:style style:name="P12" style:family="paragraph" style:parent-style-name="Heading_20_3">
      <style:text-properties officeooo:rsid="0054511c" officeooo:paragraph-rsid="0054511c"/>
    </style:style>
    <style:style style:name="P13" style:family="paragraph" style:parent-style-name="Text_20_body">
      <style:paragraph-properties fo:text-align="center" style:justify-single-word="false"/>
      <style:text-properties style:font-name="Arial1" fo:language="pt" fo:country="BR" fo:font-weight="bold" officeooo:rsid="003ed422" officeooo:paragraph-rsid="003ed422" fo:background-color="transparent" style:font-weight-asian="bold" style:font-weight-complex="bold"/>
    </style:style>
    <style:style style:name="P14" style:family="paragraph" style:parent-style-name="Text_20_body">
      <style:text-properties fo:font-weight="bold" fo:background-color="#ffff00" style:font-weight-asian="bold" style:font-weight-complex="bold"/>
    </style:style>
    <style:style style:name="P15" style:family="paragraph" style:parent-style-name="Text_20_body">
      <style:text-properties officeooo:rsid="004c27e7" officeooo:paragraph-rsid="004c27e7" fo:background-color="#ffff00"/>
    </style:style>
    <style:style style:name="P16" style:family="paragraph" style:parent-style-name="Text_20_body">
      <style:paragraph-properties fo:text-align="center" style:justify-single-word="false"/>
      <style:text-properties style:font-name="Arial2" fo:font-size="12pt" fo:font-weight="normal" officeooo:rsid="003ed422" officeooo:paragraph-rsid="003ed422" style:font-name-asian="Microsoft YaHei" style:font-size-asian="28pt" style:font-weight-asian="normal" style:font-name-complex="Arial5" style:font-size-complex="28pt" style:font-weight-complex="normal"/>
    </style:style>
    <style:style style:name="P17" style:family="paragraph" style:parent-style-name="Text_20_body">
      <style:text-properties officeooo:paragraph-rsid="003ed422"/>
    </style:style>
    <style:style style:name="P18" style:family="paragraph" style:parent-style-name="Text_20_body">
      <style:text-properties officeooo:rsid="004254ee" officeooo:paragraph-rsid="004254ee"/>
    </style:style>
    <style:style style:name="P19" style:family="paragraph" style:parent-style-name="Text_20_body">
      <style:text-properties officeooo:rsid="004332c6" officeooo:paragraph-rsid="004332c6"/>
    </style:style>
    <style:style style:name="P20" style:family="paragraph" style:parent-style-name="Text_20_body">
      <style:text-properties officeooo:rsid="004332c6" officeooo:paragraph-rsid="004c27e7"/>
    </style:style>
    <style:style style:name="P21" style:family="paragraph" style:parent-style-name="Text_20_body">
      <style:text-properties officeooo:paragraph-rsid="004332c6"/>
    </style:style>
    <style:style style:name="P22" style:family="paragraph" style:parent-style-name="Text_20_body">
      <style:text-properties officeooo:rsid="00444958" officeooo:paragraph-rsid="00444958"/>
    </style:style>
    <style:style style:name="P23" style:family="paragraph" style:parent-style-name="Text_20_body">
      <style:text-properties officeooo:rsid="00447b07" officeooo:paragraph-rsid="00447b07"/>
    </style:style>
    <style:style style:name="P24" style:family="paragraph" style:parent-style-name="Text_20_body">
      <style:text-properties officeooo:rsid="0044d116" officeooo:paragraph-rsid="0044d116"/>
    </style:style>
    <style:style style:name="P25" style:family="paragraph" style:parent-style-name="Text_20_body">
      <style:text-properties officeooo:rsid="0046bcda" officeooo:paragraph-rsid="0046bcda"/>
    </style:style>
    <style:style style:name="P26" style:family="paragraph" style:parent-style-name="Text_20_body">
      <style:text-properties officeooo:rsid="0046f6f4" officeooo:paragraph-rsid="0046f6f4"/>
    </style:style>
    <style:style style:name="P27" style:family="paragraph" style:parent-style-name="Text_20_body">
      <style:text-properties officeooo:rsid="0046f6f4" officeooo:paragraph-rsid="004779be"/>
    </style:style>
    <style:style style:name="P28" style:family="paragraph" style:parent-style-name="Text_20_body">
      <style:text-properties officeooo:rsid="0048fd40" officeooo:paragraph-rsid="0048fd40"/>
    </style:style>
    <style:style style:name="P29" style:family="paragraph" style:parent-style-name="Text_20_body">
      <style:text-properties officeooo:rsid="004aeea4" officeooo:paragraph-rsid="004aeea4"/>
    </style:style>
    <style:style style:name="P30" style:family="paragraph" style:parent-style-name="Text_20_body" style:list-style-name="L1">
      <style:text-properties officeooo:rsid="004aeea4" officeooo:paragraph-rsid="004aeea4"/>
    </style:style>
    <style:style style:name="P31" style:family="paragraph" style:parent-style-name="Text_20_body">
      <style:text-properties officeooo:rsid="004c27e7" officeooo:paragraph-rsid="004c27e7"/>
    </style:style>
    <style:style style:name="P32" style:family="paragraph" style:parent-style-name="Text_20_body" style:list-style-name="L2">
      <style:text-properties officeooo:rsid="004c27e7" officeooo:paragraph-rsid="004c27e7"/>
    </style:style>
    <style:style style:name="P33" style:family="paragraph" style:parent-style-name="Text_20_body">
      <style:text-properties officeooo:rsid="004d73f3" officeooo:paragraph-rsid="004d73f3"/>
    </style:style>
    <style:style style:name="P34" style:family="paragraph" style:parent-style-name="Text_20_body" style:list-style-name="L3">
      <style:text-properties officeooo:rsid="004d73f3" officeooo:paragraph-rsid="004d73f3"/>
    </style:style>
    <style:style style:name="P35" style:family="paragraph" style:parent-style-name="Text_20_body">
      <style:text-properties officeooo:paragraph-rsid="004d73f3"/>
    </style:style>
    <style:style style:name="P36" style:family="paragraph" style:parent-style-name="Text_20_body">
      <style:text-properties officeooo:rsid="004e3c26" officeooo:paragraph-rsid="004e3c26"/>
    </style:style>
    <style:style style:name="P37" style:family="paragraph" style:parent-style-name="Text_20_body">
      <style:text-properties officeooo:paragraph-rsid="004e3c26"/>
    </style:style>
    <style:style style:name="P38" style:family="paragraph" style:parent-style-name="Text_20_body">
      <style:text-properties style:font-name="Arial4" officeooo:rsid="004ea0ee" officeooo:paragraph-rsid="004ea0ee"/>
    </style:style>
    <style:style style:name="P39" style:family="paragraph" style:parent-style-name="Text_20_body">
      <style:text-properties style:font-name="Arial4" fo:font-style="normal" fo:font-weight="normal" officeooo:rsid="004ea0ee" officeooo:paragraph-rsid="00571a7d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officeooo:rsid="004ea0ee" officeooo:paragraph-rsid="004ea0ee"/>
    </style:style>
    <style:style style:name="P41" style:family="paragraph" style:parent-style-name="Text_20_body" style:list-style-name="L4">
      <style:text-properties officeooo:rsid="004ea0ee" officeooo:paragraph-rsid="004ea0ee"/>
    </style:style>
    <style:style style:name="P42" style:family="paragraph" style:parent-style-name="Text_20_body">
      <style:text-properties officeooo:rsid="0052781d" officeooo:paragraph-rsid="0052781d"/>
    </style:style>
    <style:style style:name="P43" style:family="paragraph" style:parent-style-name="Text_20_body">
      <style:text-properties officeooo:rsid="0054511c" officeooo:paragraph-rsid="0054511c"/>
    </style:style>
    <style:style style:name="P44" style:family="paragraph" style:parent-style-name="Text_20_body">
      <style:text-properties officeooo:paragraph-rsid="0054511c"/>
    </style:style>
    <style:style style:name="P45" style:family="paragraph" style:parent-style-name="Text_20_body">
      <style:text-properties fo:font-style="normal" fo:font-weight="normal" officeooo:paragraph-rsid="0054511c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text-align="center" style:justify-single-word="false" fo:break-before="page"/>
      <style:text-properties fo:font-weight="bold" officeooo:rsid="004d73f3" officeooo:paragraph-rsid="004d73f3" fo:background-color="#ffff00" style:font-weight-asian="bold" style:font-weight-complex="bold"/>
    </style:style>
    <style:style style:name="T1" style:family="text">
      <style:text-properties officeooo:rsid="001d0934"/>
    </style:style>
    <style:style style:name="T2" style:family="text">
      <style:text-properties style:font-name="Arial1" fo:language="pt" fo:country="BR" officeooo:rsid="0031a03f"/>
    </style:style>
    <style:style style:name="T3" style:family="text">
      <style:text-properties style:font-name="Arial1" fo:language="pt" fo:country="BR" officeooo:rsid="003ed422"/>
    </style:style>
    <style:style style:name="T4" style:family="text">
      <style:text-properties style:font-name="Arial1" fo:language="pt" fo:country="BR" fo:font-style="italic" fo:font-weight="bold" officeooo:rsid="004e3c26" style:font-style-asian="italic" style:font-weight-asian="bold" style:font-style-complex="italic" style:font-weight-complex="bold"/>
    </style:style>
    <style:style style:name="T5" style:family="text">
      <style:text-properties style:font-name="Arial1" fo:language="pt" fo:country="BR" officeooo:rsid="004e3c26"/>
    </style:style>
    <style:style style:name="T6" style:family="text">
      <style:text-properties style:font-name="Arial1" fo:language="pt" fo:country="BR" officeooo:rsid="0054511c"/>
    </style:style>
    <style:style style:name="T7" style:family="text">
      <style:text-properties fo:font-style="normal" officeooo:rsid="00571a7d" style:font-style-asian="normal" style:font-style-complex="normal"/>
    </style:style>
    <style:style style:name="T8" style:family="text">
      <style:text-properties officeooo:rsid="003ed422" fo:background-color="transparent" loext:char-shading-value="0"/>
    </style:style>
    <style:style style:name="T9" style:family="text">
      <style:text-properties officeooo:rsid="004254ee"/>
    </style:style>
    <style:style style:name="T10" style:family="text">
      <style:text-properties officeooo:rsid="00444958"/>
    </style:style>
    <style:style style:name="T11" style:family="text">
      <style:text-properties officeooo:rsid="0044d11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e3c26" style:font-weight-asian="bold" style:font-weight-complex="bold"/>
    </style:style>
    <style:style style:name="T14" style:family="text">
      <style:text-properties fo:font-weight="bold" officeooo:rsid="004d73f3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779be" style:font-weight-asian="normal" style:font-weight-complex="normal"/>
    </style:style>
    <style:style style:name="T17" style:family="text">
      <style:text-properties fo:font-weight="normal" officeooo:rsid="0052781d" style:font-weight-asian="normal" style:font-weight-complex="normal"/>
    </style:style>
    <style:style style:name="T18" style:family="text">
      <style:text-properties officeooo:rsid="0046bcda"/>
    </style:style>
    <style:style style:name="T19" style:family="text">
      <style:text-properties fo:color="#c9211e" fo:font-weight="bold" style:font-weight-asian="bold" style:font-weight-complex="bold"/>
    </style:style>
    <style:style style:name="T20" style:family="text">
      <style:text-properties officeooo:rsid="004d73f3"/>
    </style:style>
    <style:style style:name="T21" style:family="text">
      <style:text-properties officeooo:rsid="004e3c26"/>
    </style:style>
    <style:style style:name="T22" style:family="text">
      <style:text-properties officeooo:rsid="0052781d"/>
    </style:style>
    <style:style style:name="T23" style:family="text">
      <style:text-properties officeooo:rsid="0054511c"/>
    </style:style>
    <style:style style:name="T24" style:family="text">
      <style:text-properties fo:text-transform="capitalize" style:font-name="Arial1" fo:font-size="12pt" fo:language="pt" fo:country="BR" fo:font-style="italic" fo:font-weight="bold" officeooo:rsid="0054511c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25" style:family="text">
      <style:text-properties officeooo:rsid="00571a7d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RefHeading___Toc74_2961738099"/>JEDIEL DA ROSA RIBEIRO<text:bookmark-end text:name="__RefHeading___Toc74_2961738099"/></text:p>
      <text:p text:style-name="P3"/>
      <text:p text:style-name="P3"/>
      <text:p text:style-name="P3"/>
      <text:p text:style-name="Contents_20_Heading"/>
      <text:p text:style-name="P3"/>
      <text:p text:style-name="P3"/>
      <text:p text:style-name="P3"/>
      <text:p text:style-name="P3"/>
      <text:p text:style-name="P13">TEOLOGIA DO NOVO TESTAMENTO</text:p>
      <text:p text:style-name="P16">Sandro Aguiar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4"><text:bookmark-start text:name="__RefHeading___Toc76_2961738099"/><text:span text:style-name="T2">GASPAR</text:span>/SC<text:line-break/><text:span text:style-name="T8">OUT</text:span><text:span text:style-name="T3">UBRO D</text:span><text:span text:style-name="T1">E 2021</text:span><text:bookmark-end text:name="__RefHeading___Toc76_2961738099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8">Sumário</text:p>
          </text:index-title>
          <text:p text:style-name="P7"><text:a xlink:type="simple" xlink:href="#__RefHeading___Toc78_2961738099" text:style-name="Index_20_Link" text:visited-style-name="Index_20_Link">Primeiro tópico principal<text:tab/>3</text:a></text:p>
        </text:index-body>
      </text:table-of-content>
      <text:h text:style-name="P9" text:outline-level="1"/>
      <text:list xml:id="list2390114034" text:style-name="Outline">
        <text:list-item>
          <text:h text:style-name="P10" text:outline-level="1">Aula 1 – Introdução</text:h>
        </text:list-item>
      </text:list>
      <text:p text:style-name="P17"><text:span text:style-name="T9">4 Evangelhos canônicos e 1 livro histórico</text:span></text:p>
      <text:p text:style-name="P18"/>
      <text:p text:style-name="P19">Duas formas de estudar a teologia do novo testamento</text:p>
      <text:p text:style-name="P19">→ Estudar a teologia de cada livro (em torno de 1 ano)</text:p>
      <text:p text:style-name="P19">→ Estudar blocos (teologia dos Evangelhos)</text:p>
      <text:p text:style-name="P19"/>
      <text:list xml:id="list115342574476304" text:continue-numbering="true" text:style-name="Outline">
        <text:list-item>
          <text:list>
            <text:list-item>
              <text:h text:style-name="P11" text:outline-level="2">A teologia dos evangelhos sinóti<text:span text:style-name="T10">c</text:span>os</text:h>
            </text:list-item>
          </text:list>
        </text:list-item>
      </text:list>
      <text:p text:style-name="P22">Mateus, Marcos e Lucas.</text:p>
      <text:p text:style-name="P22"/>
      <text:list xml:id="list115341224161814" text:continue-numbering="true" text:style-name="Outline">
        <text:list-item>
          <text:list>
            <text:list-item>
              <text:list>
                <text:list-item>
                  <text:h text:style-name="Heading_20_3" text:outline-level="3">O surgimento de um novo prefeta no deserto.</text:h>
                </text:list-item>
              </text:list>
            </text:list-item>
          </text:list>
        </text:list-item>
      </text:list>
      <text:p text:style-name="P22">“Arrependei-vos porque é chegado o reino dos céus.”</text:p>
      <text:p text:style-name="P22">→ Metanoia</text:p>
      <text:p text:style-name="P22"/>
      <text:list xml:id="list115342784532819" text:continue-numbering="true" text:style-name="Outline">
        <text:list-item>
          <text:list>
            <text:list-item>
              <text:list>
                <text:list-item>
                  <text:h text:style-name="Heading_20_3" text:outline-level="3">A origem do Batismo de João</text:h>
                </text:list-item>
              </text:list>
            </text:list-item>
          </text:list>
        </text:list-item>
      </text:list>
      <text:p text:style-name="P23">→ Com os essênios:</text:p>
      <text:p text:style-name="P23"><text:tab/>Praticava o batismo, requerendo batismo de arrependimento para os convertidos</text:p>
      <text:p text:style-name="P23">→ No batismo judaico dos prosélitos:</text:p>
      <text:p text:style-name="P23"><text:tab/>Quando um gentio abraçava o judaismo, deveria submeter-se a um banho ritual (batismo), à circuncisão e a oferecer sacrifícios.</text:p>
      <text:p text:style-name="P23">→ Nas purificações por lavagem previstas no A.T.:</text:p>
      <text:p text:style-name="P23"><text:tab/>Cerimônias onde os sacerdotes eram obrigados a se lavarem em sua preparação para o ministrarem no santuário.</text:p>
      <text:p text:style-name="P22"><text:soft-page-break/>“<text:span text:style-name="T11">Ele vos batizará com o Espírito Santo e com Fogo.”</text:span></text:p>
      <text:p text:style-name="P24">A proclamação que João fez da iminente atividade do Reino envolveu <text:span text:style-name="T12">dois aspectos</text:span><text:span text:style-name="T15">. Um </text:span><text:span text:style-name="T12">duplo batismo</text:span><text:span text:style-name="T15"> deveria acontecer. Com o espírito e com fogo (Mt. 3:11, Lc. 3:16)</text:span></text:p>
      <text:p text:style-name="P24"><text:span text:style-name="T15"/></text:p>
      <text:p text:style-name="P25"><text:span text:style-name="T15">Segundo João Batista, aquele que estaria por vir batizaria o justo com o Espírito Santo e os ímpios com o fogo.</text:span></text:p>
      <text:p text:style-name="P25"><text:span text:style-name="T15"/></text:p>
      <text:p text:style-name="P25"><text:span text:style-name="T15">Para João, o personagem messiânico é tanto Salvador como Juiz.</text:span></text:p>
      <text:p text:style-name="P25"><text:span text:style-name="T15">O julgamento flamejante em sua proclamação, sugere um evento que põe fim à era presente e inalgura o século futuro.</text:span></text:p>
      <text:p text:style-name="Text_20_body"/>
      <text:p text:style-name="Text_20_body">“<text:span text:style-name="T18">O Futuro chegou. Cristo foi crucificado e já ressuscitou!”</text:span></text:p>
      <text:p text:style-name="Text_20_body"/>
      <text:p text:style-name="P26">A principal temática dos evangelhos sinóticos é o <text:span text:style-name="T12">Reino de Deus</text:span><text:span text:style-name="T15">.</text:span></text:p>
      <text:p text:style-name="P26"><text:span text:style-name="T15"/></text:p>
      <text:p text:style-name="P26"><text:span text:style-name="T15">Não achamos uma definição do reino de Deus.</text:span></text:p>
      <text:p text:style-name="P26"><text:span text:style-name="T15">→ Soberania de Deus.</text:span></text:p>
      <text:p text:style-name="P27"><text:span text:style-name="T15">→</text:span><text:span text:style-name="T16"> A vontade de Deus prevalece. (Mas o que é a vontade de Deus?)</text:span></text:p>
      <text:p text:style-name="P27"><text:span text:style-name="T16"/></text:p>
      <text:p text:style-name="P28"><text:span text:style-name="T16">M</text:span><text:span text:style-name="T15">arcos e Lucas → Reino de Deus</text:span></text:p>
      <text:p text:style-name="P28"><text:span text:style-name="T16">M</text:span><text:span text:style-name="T15">ateus → Reino dos céus (Pq era para os Judeus, eles não gostavam de escrever o nome de Deus pra não profanar e tals)</text:span></text:p>
      <text:p text:style-name="P28"><text:span text:style-name="T15"/></text:p>
      <text:list xml:id="list115342624916263" text:continue-numbering="true" text:style-name="Outline">
        <text:list-item>
          <text:list>
            <text:list-item>
              <text:h text:style-name="Heading_20_2" text:outline-level="2"><text:soft-page-break/>O conceito de Reino de Deus nos Evangelhos Sinóticos</text:h>
            </text:list-item>
          </text:list>
        </text:list-item>
      </text:list>
      <text:list xml:id="list2115683461" text:style-name="L1">
        <text:list-item>
          <text:p text:style-name="P30"><text:span text:style-name="T15">O reino de Deus é a principal temática teológica dos ensinamentos de Jesus</text:span></text:p>
        </text:list-item>
        <text:list-item>
          <text:p text:style-name="P30"><text:span text:style-name="T15">Para Jesus, havia chegado o tempo em que se poderia pregar que o reino de Deus está próximo</text:span></text:p>
        </text:list-item>
        <text:list-item>
          <text:p text:style-name="P30"><text:span text:style-name="T15">No entanto, no fim do evangelho de Marcos pessoas estão aguardando o reino</text:span></text:p>
        </text:list-item>
      </text:list>
      <text:list xml:id="list115341865627743" text:continue-list="list115342624916263" text:style-name="Outline">
        <text:list-item>
          <text:list>
            <text:list-item>
              <text:list>
                <text:list-item>
                  <text:h text:style-name="Heading_20_3" text:outline-level="3">O paradoxo do Reino</text:h>
                </text:list-item>
              </text:list>
            </text:list-item>
          </text:list>
        </text:list-item>
      </text:list>
      <text:p text:style-name="P29"><text:span text:style-name="T15">O Reino é algo presente ou futuro?</text:span></text:p>
      <text:list xml:id="list115341254034678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</text:list>
            </text:list-item>
          </text:list>
        </text:list-item>
      </text:list>
      <text:p text:style-name="P15">O reino de Deus está <text:span text:style-name="T19">entre</text:span> vós.</text:p>
      <text:p text:style-name="P31"/>
      <text:list xml:id="list115341988466268" text:continue-numbering="true" text:style-name="Outline">
        <text:list-item>
          <text:list>
            <text:list-item>
              <text:list>
                <text:list-item>
                  <text:h text:style-name="Heading_20_3" text:outline-level="3">Tempo presente</text:h>
                </text:list-item>
              </text:list>
            </text:list-item>
          </text:list>
        </text:list-item>
      </text:list>
      <text:list xml:id="list1644118891" text:style-name="L2">
        <text:list-item>
          <text:p text:style-name="P32"><text:span text:style-name="T15">Jesus anuncia o reino como algo presente. Nele o grande futuro se tornara “tempo presente”</text:span></text:p>
        </text:list-item>
        <text:list-item>
          <text:p text:style-name="P32"><text:span text:style-name="T15">A atividade miraculosa total de Jesus é a prova da presença do reeino. O reino viera nele e com ele.</text:span></text:p>
        </text:list-item>
        <text:list-item>
          <text:p text:style-name="P32"><text:span text:style-name="T15">A era presente é um tempo de proclamação do reino, mas aparentemente também é um tempo de crescimento como sugere as paránolas.</text:span></text:p>
        </text:list-item>
      </text:list>
      <text:p text:style-name="P20"/>
      <text:list xml:id="list115341332908569" text:continue-list="list115341988466268" text:style-name="Outline">
        <text:list-item>
          <text:list>
            <text:list-item>
              <text:list>
                <text:list-item>
                  <text:h text:style-name="Heading_20_3" text:outline-level="3">Tempo futuro</text:h>
                </text:list-item>
              </text:list>
            </text:list-item>
          </text:list>
        </text:list-item>
      </text:list>
      <text:p text:style-name="Text_20_body"><text:tab/><text:span text:style-name="T20">O reino é visto como algo futuro, escatológico, como algo que ainda está por vir.</text:span></text:p>
      <text:p text:style-name="Text_20_body"><text:tab/><text:span text:style-name="T20">No entando, o futuro Reino escatológico já teve suas atividades na missão de Jesus.</text:span></text:p>
      <text:p text:style-name="Text_20_body"/>
      <text:p text:style-name="P37"><text:soft-page-break/><text:span text:style-name="T21">O </text:span><text:span text:style-name="T5">Reino</text:span><text:span text:style-name="T21"> de Deus </text:span><text:span text:style-name="T13">X</text:span><text:span text:style-name="T21"> O Império das Trevas</text:span></text:p>
      <text:list xml:id="list3663508341" text:style-name="L4">
        <text:list-item>
          <text:p text:style-name="P41">Com a mensagem de Jesus a respeito do Reino de Deus e seus milagres de expulsão de demônios, o Reino irrompeu na história</text:p>
        </text:list-item>
        <text:list-item>
          <text:p text:style-name="P41">“Mas se eu expulso os demônios pelo espírito de Deus, é consequintemente chegado a vós o Reino de Deus”. Mt 12:28</text:p>
        </text:list-item>
      </text:list>
      <text:p text:style-name="P40">Cada vevz que um demônio era expulso de alguém, Jesus via uma derrota de Satanás.</text:p>
      <text:p text:style-name="P40">O próprio demônio reconheceu um poder sobrenatural em Jesus, que era capaz de destruir o poder satânico (Mc 1:23-24)</text:p>
      <text:p text:style-name="P40"/>
      <text:p text:style-name="P40">“Eu vi satanás como um raio, cair do céu” (Lc 10:18)</text:p>
      <text:p text:style-name="P42"/>
      <text:list xml:id="list115341902295456" text:continue-list="list115341332908569" text:style-name="Outline">
        <text:list-item>
          <text:list>
            <text:list-item>
              <text:list>
                <text:list-item>
                  <text:h text:style-name="Heading_20_3" text:outline-level="3">O Deus do Reino <text:span text:style-name="T23">É</text:span><text:span text:style-name="T22"> um Deus que </text:span><text:span text:style-name="T24">Busca</text:span><text:span text:style-name="T17">.</text:span></text:h>
                </text:list-item>
              </text:list>
            </text:list-item>
          </text:list>
        </text:list-item>
      </text:list>
      <text:p text:style-name="P42"><text:span text:style-name="T15"/></text:p>
      <text:p text:style-name="P42"><text:span text:style-name="T15">Em Jesus, Deus tomara a iniciativa de procurar o pecado, a fim de trazer os homens perdidos para a benção de seu Reino</text:span></text:p>
      <text:p text:style-name="P42"><text:span text:style-name="T15">A grande verdade a respeito de Deus buscando o pecador é apresentada das três parábolas de Lucas 15. Em cada parábolahá uma iniciativa:</text:span></text:p>
      <text:p text:style-name="P42"><text:span text:style-name="T15">O pastor busca a ovelha;</text:span></text:p>
      <text:p text:style-name="P42"><text:span text:style-name="T15">a mulher varre a casa à procura da moeda;</text:span></text:p>
      <text:p text:style-name="P42"><text:span text:style-name="T15">O pai espera pela volta do filho;</text:span></text:p>
      <text:list xml:id="list115342281833300" text:continue-numbering="true" text:style-name="Outline">
        <text:list-item>
          <text:list>
            <text:list-item>
              <text:list>
                <text:list-item>
                  <text:h text:style-name="P12" text:outline-level="3">O Deus do Reinoi é o Deus que convida</text:h>
                </text:list-item>
              </text:list>
            </text:list-item>
          </text:list>
        </text:list-item>
      </text:list>
      <text:p text:style-name="P43">Jesus descreveu a salvação escatológica em termos de um banquete, uma festa, para a qual muitos foram convidados</text:p>
      <text:p text:style-name="P44"><text:soft-page-break/><text:span text:style-name="T23">Convidar pecadores para o grande banquete do Reino foi precisamente a missão do </text:span><text:span text:style-name="T6">Senhor</text:span><text:span text:style-name="T23">. Ele os convida a entrar no Reino e participar das bençãos messiânicas.</text:span></text:p>
      <text:p text:style-name="P45"/>
      <text:p text:style-name="P44"/>
      <text:list xml:id="list115342044244085" text:continue-numbering="true" text:style-name="Outline">
        <text:list-item>
          <text:list>
            <text:list-item>
              <text:h text:style-name="P11" text:outline-level="2">A teologia de João</text:h>
            </text:list-item>
          </text:list>
        </text:list-item>
      </text:list>
      <text:p text:style-name="P21"/>
      <text:list xml:id="list115341339153114" text:continue-numbering="true" text:style-name="Outline">
        <text:list-item>
          <text:list>
            <text:list-item>
              <text:h text:style-name="P11" text:outline-level="2">A teologia de Atos * </text:h>
            </text:list-item>
          </text:list>
        </text:list-item>
      </text:list>
      <text:p text:style-name="P21"/>
      <text:list xml:id="list115342502719029" text:continue-numbering="true" text:style-name="Outline">
        <text:list-item>
          <text:list>
            <text:list-item>
              <text:h text:style-name="P11" text:outline-level="2">A teologia Paulina</text:h>
            </text:list-item>
          </text:list>
        </text:list-item>
      </text:list>
      <text:p text:style-name="P21"/>
      <text:list xml:id="list115341225844319" text:continue-numbering="true" text:style-name="Outline">
        <text:list-item>
          <text:list>
            <text:list-item>
              <text:h text:style-name="P11" text:outline-level="2">A teologia de Hebreus</text:h>
            </text:list-item>
          </text:list>
        </text:list-item>
      </text:list>
      <text:p text:style-name="P21"/>
      <text:p text:style-name="P21"/>
      <text:p text:style-name="P21"/>
      <text:p text:style-name="P14"/>
      <text:p text:style-name="P46">ANOTAÇÕES</text:p>
      <text:p text:style-name="P14">REI:</text:p>
      <text:list xml:id="list1593935598" text:style-name="L3">
        <text:list-item>
          <text:p text:style-name="P34">Hábito, prática</text:p>
        </text:list-item>
        <text:list-item>
          <text:p text:style-name="P34">Agradecimento, Gratidão, Etiqueta, maneira, curvar-se</text:p>
        </text:list-item>
        <text:list-item>
          <text:p text:style-name="P34">Comando, ordem, ditação</text:p>
        </text:list-item>
        <text:list-item>
          <text:p text:style-name="P34">Alma, espírito, fantasma</text:p>
        </text:list-item>
        <text:list-item>
          <text:p text:style-name="P34">Era, anos</text:p>
        </text:list-item>
        <text:list-item>
          <text:p text:style-name="P34">Zero</text:p>
        </text:list-item>
        <text:list-item>
          <text:p text:style-name="P34">Refrigerador</text:p>
        </text:list-item>
        <text:list-item>
          <text:p text:style-name="P34">Escrito clérico</text:p>
        </text:list-item>
        <text:list-item>
          <text:p text:style-name="P34">Sino (obsoleto), hoje Suzu</text:p>
        </text:list-item>
      </text:list>
      <text:p text:style-name="P33"/>
      <text:p text:style-name="P35"><text:span text:style-name="T14">107 </text:span><text:span text:style-name="T13">outros </text:span><text:span text:style-name="T4">kanji</text:span><text:span text:style-name="T20"> com ao menos uma leitura exatamente igual “</text:span><text:span text:style-name="T14">REI</text:span><text:span text:style-name="T20">”</text:span></text:p>
      <text:p text:style-name="P33">...</text:p>
      <text:p text:style-name="P33">Libélula.</text:p>
      <text:p text:style-name="P33"/>
      <text:p text:style-name="P36">FUBUKI → Snow Storm</text:p>
      <text:p text:style-name="P38">KIBUFU</text:p>
      <text:p text:style-name="P38">BUKIFU</text:p>
      <text:p text:style-name="P38"/>
      <text:p text:style-name="P38">Haneru: Pular, saltar</text:p>
      <text:p text:style-name="P38">Haneru: Bater (um carro batendo em alguém); Rejeitar,</text:p>
      <text:p text:style-name="P39"><text:span text:style-name="T25">9/9/p --but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4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5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1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1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1" fo:font-family="Arial" style:font-style-name="Normal" style:font-family-generic="swiss" style:font-pitch="variable" fo:language="pt" fo:country="BR"/>
    </style:style>
    <style:style style:name="Strong_20_Emphasis" style:display-name="Strong Emphasis" style:family="text">
      <style:text-properties style:font-name="Arial2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3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3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1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5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6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4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8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1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7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09:02:30.357508571</meta:creation-date>
    <dc:title>CTM</dc:title>
    <meta:editing-duration>PT1H14M49S</meta:editing-duration>
    <meta:editing-cycles>16</meta:editing-cycles>
    <meta:generator>LibreOffice/6.4.7.2$Linux_X86_64 LibreOffice_project/40$Build-2</meta:generator>
    <dc:date>2021-10-14T11:49:19.847430627</dc:date>
    <meta:document-statistic meta:table-count="0" meta:image-count="5" meta:object-count="0" meta:page-count="8" meta:paragraph-count="91" meta:word-count="801" meta:character-count="4419" meta:non-whitespace-character-count="3720"/>
    <meta:template xlink:type="simple" xlink:actuate="onRequest" xlink:title="CTM" xlink:href="../../../../../Templates/CTM.ott" meta:date="2021-10-14T09:02:29.803901467"/>
  </office:meta>
</office:document-meta>
</file>